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Standard">
      <style:text-properties style:font-name="Calibri" fo:font-size="14pt" style:font-name-asian="Calibri1" style:font-size-asian="14pt" style:font-name-complex="Calibri1"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style:font-name="Calibri" fo:font-size="14pt" style:font-name-asian="Calibri1" style:font-size-asian="14pt" style:font-name-complex="Calibri1" style:font-size-complex="14pt"/>
    </style:style>
    <style:style style:name="P8" style:family="paragraph" style:parent-style-name="Standard" style:master-page-name="Standard">
      <style:paragraph-properties style:page-number="auto"/>
    </style:style>
    <style:style style:name="P9" style:family="paragraph" style:parent-style-name="List_20_Paragraph" style:list-style-name="WWNum1"/>
    <style:style style:name="P10" style:family="paragraph" style:parent-style-name="List_20_Paragraph">
      <style:paragraph-properties fo:text-align="justify" style:justify-single-word="false"/>
    </style:style>
    <style:style style:name="P11" style:family="paragraph" style:parent-style-name="List_20_Paragraph" style:list-style-name="WWNum1">
      <style:paragraph-properties fo:text-align="justify" style:justify-single-word="false"/>
    </style:style>
    <style:style style:name="P12" style:family="paragraph" style:parent-style-name="List_20_Paragraph">
      <style:paragraph-properties fo:margin-left="3.175cm" fo:margin-right="0cm" fo:text-align="justify" style:justify-single-word="false" fo:text-indent="0cm" style:auto-text-indent="false"/>
    </style:style>
    <style:style style:name="T1" style:family="text">
      <style:text-properties fo:font-size="14pt" style:font-size-asian="14pt" style:font-size-complex="14pt"/>
    </style:style>
    <style:style style:name="T2" style:family="text">
      <style:text-properties style:font-name="Calibri" fo:font-size="14pt" style:font-name-asian="Calibri1" style:font-size-asian="14pt" style:font-name-complex="Calibri1" style:font-size-complex="14pt"/>
    </style:style>
    <style:style style:name="T3" style:family="text">
      <style:text-properties fo:font-size="14pt" style:font-size-asian="14pt" style:font-size-complex="14pt"/>
    </style:style>
    <style:style style:name="T4" style:family="text">
      <style:text-properties style:font-name="Calibri" fo:font-size="14pt" style:font-name-asian="Calibri1" style:font-size-asian="14pt" style:font-name-complex="Calibri1" style:font-size-complex="14pt"/>
    </style:style>
    <style:style style:name="T5" style:family="text">
      <style:text-properties style:font-name="Calibri" fo:font-size="14pt" fo:font-weight="bold" style:font-name-asian="Calibri1" style:font-size-asian="14pt" style:font-weight-asian="bold" style:font-name-complex="Calibri1" style:font-size-complex="14pt"/>
    </style:style>
    <style:style style:name="T6" style:family="text">
      <style:text-properties style:font-name="Calibri" fo:font-size="14pt" fo:language="en" fo:country="none" style:font-name-asian="Calibri1" style:font-size-asian="14pt" style:font-name-complex="Calibri1" style:font-size-complex="14pt"/>
    </style:style>
    <style:style style:name="T7" style:family="text">
      <style:text-properties fo:color="#c0504d" style:font-name="Calibri" fo:font-size="14pt" style:font-name-asian="Calibri1" style:font-size-asian="14pt" style:font-name-complex="Calibri1" style:font-size-complex="14pt"/>
    </style:style>
  </office:automatic-styles>
  <office:body>
    <office:text text:use-soft-page-breaks="true">
      <text:tracked-changes>
        <text:changed-region xml:id="ct207546936" text:id="ct207546936">
          <text:insertion>
            <office:change-info>
              <dc:creator>Marian Mc Donnell</dc:creator>
              <dc:date>2014-10-16T14:39:00</dc:date>
            </office:change-info>
          </text:insertion>
        </text:changed-region>
        <text:changed-region xml:id="ct207547248" text:id="ct207547248">
          <text:insertion>
            <office:change-info>
              <dc:creator>Marian Mc Donnell</dc:creator>
              <dc:date>2014-10-16T14:39:00</dc:date>
            </office:change-info>
          </text:insertion>
        </text:changed-region>
        <text:changed-region xml:id="ct207547352" text:id="ct207547352">
          <text:deletion>
            <office:change-info>
              <dc:creator>Marian Mc Donnell</dc:creator>
              <dc:date>2014-10-16T14:40:00</dc:date>
            </office:change-info>
            <text:p text:style-name="P1"><text:span text:style-name="T1"><text:tab/><text:tab/>2. </text:span></text:p>
          </text:deletion>
        </text:changed-region>
        <text:changed-region xml:id="ct207547456" text:id="ct207547456">
          <text:format-change>
            <office:change-info>
              <dc:creator>Marian Mc Donnell</dc:creator>
              <dc:date>2014-10-16T14:40:00</dc:date>
            </office:change-info>
          </text:format-change>
        </text:changed-region>
        <text:changed-region xml:id="ct207547560" text:id="ct207547560">
          <text:deletion>
            <office:change-info>
              <dc:creator>Marian Mc Donnell</dc:creator>
              <dc:date>2014-10-16T14:40:00</dc:date>
            </office:change-info>
            <text:p text:style-name="P1"><text:span text:style-name="T1">using a computer </text:span></text:p>
          </text:deletion>
        </text:changed-region>
        <text:changed-region xml:id="ct207547664" text:id="ct207547664">
          <text:format-change>
            <office:change-info>
              <dc:creator>Marian Mc Donnell</dc:creator>
              <dc:date>2014-10-16T14:40:00</dc:date>
            </office:change-info>
          </text:format-change>
        </text:changed-region>
        <text:changed-region xml:id="ct207548080" text:id="ct207548080">
          <text:format-change>
            <office:change-info>
              <dc:creator>Marian Mc Donnell</dc:creator>
              <dc:date>2014-10-16T14:40:00</dc:date>
            </office:change-info>
          </text:format-change>
        </text:changed-region>
        <text:changed-region xml:id="ct207548184" text:id="ct207548184">
          <text:insertion>
            <office:change-info>
              <dc:creator>Marian Mc Donnell</dc:creator>
              <dc:date>2014-10-16T14:40:00</dc:date>
            </office:change-info>
          </text:insertion>
        </text:changed-region>
        <text:changed-region xml:id="ct207547976" text:id="ct207547976">
          <text:insertion>
            <office:change-info>
              <dc:creator>Marian Mc Donnell</dc:creator>
              <dc:date>2014-10-16T14:47:00</dc:date>
            </office:change-info>
          </text:insertion>
        </text:changed-region>
        <text:changed-region xml:id="ct207547872" text:id="ct207547872">
          <text:insertion>
            <office:change-info>
              <dc:creator>Marian Mc Donnell</dc:creator>
              <dc:date>2014-10-16T14:48:00</dc:date>
            </office:change-info>
          </text:insertion>
        </text:changed-region>
        <text:changed-region xml:id="ct207547768" text:id="ct207547768">
          <text:insertion>
            <office:change-info>
              <dc:creator>Marian Mc Donnell</dc:creator>
              <dc:date>2014-10-16T14:47:00</dc:date>
            </office:change-info>
          </text:insertion>
        </text:changed-region>
        <text:changed-region xml:id="ct207548288" text:id="ct207548288">
          <text:insertion>
            <office:change-info>
              <dc:creator>Marian Mc Donnell</dc:creator>
              <dc:date>2014-10-16T14:48:00</dc:date>
            </office:change-info>
          </text:insertion>
        </text:changed-region>
        <text:changed-region xml:id="ct206851104" text:id="ct206851104">
          <text:insertion>
            <office:change-info>
              <dc:creator>Marian Mc Donnell</dc:creator>
              <dc:date>2014-10-16T14:47:00</dc:date>
            </office:change-info>
          </text:insertion>
        </text:changed-region>
        <text:changed-region xml:id="ct206047576" text:id="ct206047576">
          <text:insertion>
            <office:change-info>
              <dc:creator>Marian Mc Donnell</dc:creator>
              <dc:date>2014-10-16T14:49:00</dc:date>
            </office:change-info>
          </text:insertion>
        </text:changed-region>
        <text:changed-region xml:id="ct211923096" text:id="ct211923096">
          <text:insertion>
            <office:change-info>
              <dc:creator>Marian Mc Donnell</dc:creator>
              <dc:date>2014-10-16T14:50:00</dc:date>
            </office:change-info>
          </text:insertion>
        </text:changed-region>
        <text:changed-region xml:id="ct211923200" text:id="ct211923200">
          <text:insertion>
            <office:change-info>
              <dc:creator>Marian Mc Donnell</dc:creator>
              <dc:date>2014-10-16T14:51:00</dc:date>
            </office:change-info>
          </text:insertion>
        </text:changed-region>
        <text:changed-region xml:id="ct211923304" text:id="ct211923304">
          <text:insertion>
            <office:change-info>
              <dc:creator>Marian Mc Donnell</dc:creator>
              <dc:date>2014-10-16T14:52:00</dc:date>
            </office:change-info>
          </text:insertion>
        </text:changed-region>
        <text:changed-region xml:id="ct211923408" text:id="ct211923408">
          <text:insertion>
            <office:change-info>
              <dc:creator>Marian Mc Donnell</dc:creator>
              <dc:date>2014-10-16T14:51:00</dc:date>
            </office:change-info>
          </text:insertion>
        </text:changed-region>
        <text:changed-region xml:id="ct211923512" text:id="ct211923512">
          <text:insertion>
            <office:change-info>
              <dc:creator>Marian Mc Donnell</dc:creator>
              <dc:date>2014-10-16T14:50:00</dc:date>
            </office:change-info>
          </text:insertion>
        </text:changed-region>
        <text:changed-region xml:id="ct211923616" text:id="ct211923616">
          <text:insertion>
            <office:change-info>
              <dc:creator>Marian Mc Donnell</dc:creator>
              <dc:date>2014-10-16T14:51:00</dc:date>
            </office:change-info>
          </text:insertion>
        </text:changed-region>
        <text:changed-region xml:id="ct211923720" text:id="ct211923720">
          <text:insertion>
            <office:change-info>
              <dc:creator>Marian Mc Donnell</dc:creator>
              <dc:date>2014-10-16T15:04:00</dc:date>
            </office:change-info>
          </text:insertion>
        </text:changed-region>
        <text:changed-region xml:id="ct211923824" text:id="ct211923824">
          <text:insertion>
            <office:change-info>
              <dc:creator>Marian Mc Donnell</dc:creator>
              <dc:date>2014-10-16T15:03:00</dc:date>
            </office:change-info>
          </text:insertion>
        </text:changed-region>
        <text:changed-region xml:id="ct211923928" text:id="ct211923928">
          <text:insertion>
            <office:change-info>
              <dc:creator>Marian Mc Donnell</dc:creator>
              <dc:date>2014-10-16T14:52:00</dc:date>
            </office:change-info>
          </text:insertion>
        </text:changed-region>
        <text:changed-region xml:id="ct211924032" text:id="ct211924032">
          <text:insertion>
            <office:change-info>
              <dc:creator>Marian Mc Donnell</dc:creator>
              <dc:date>2014-10-16T14:53:00</dc:date>
            </office:change-info>
          </text:insertion>
        </text:changed-region>
        <text:changed-region xml:id="ct211924136" text:id="ct211924136">
          <text:insertion>
            <office:change-info>
              <dc:creator>Marian Mc Donnell</dc:creator>
              <dc:date>2014-10-16T15:03:00</dc:date>
            </office:change-info>
          </text:insertion>
        </text:changed-region>
        <text:changed-region xml:id="ct211924240" text:id="ct211924240">
          <text:insertion>
            <office:change-info>
              <dc:creator>Marian Mc Donnell</dc:creator>
              <dc:date>2014-10-16T14:53:00</dc:date>
            </office:change-info>
          </text:insertion>
        </text:changed-region>
        <text:changed-region xml:id="ct211924344" text:id="ct211924344">
          <text:insertion>
            <office:change-info>
              <dc:creator>Marian Mc Donnell</dc:creator>
              <dc:date>2014-10-16T15:00:00</dc:date>
            </office:change-info>
          </text:insertion>
        </text:changed-region>
        <text:changed-region xml:id="ct211924448" text:id="ct211924448">
          <text:insertion>
            <office:change-info>
              <dc:creator>Marian Mc Donnell</dc:creator>
              <dc:date>2014-10-16T15:03:00</dc:date>
            </office:change-info>
          </text:insertion>
        </text:changed-region>
        <text:changed-region xml:id="ct211924552" text:id="ct211924552">
          <text:insertion>
            <office:change-info>
              <dc:creator>Marian Mc Donnell</dc:creator>
              <dc:date>2014-10-16T14:51:00</dc:date>
            </office:change-info>
          </text:insertion>
        </text:changed-region>
        <text:changed-region xml:id="ct211924656" text:id="ct211924656">
          <text:insertion>
            <office:change-info>
              <dc:creator>Marian Mc Donnell</dc:creator>
              <dc:date>2014-10-16T14:50:00</dc:date>
            </office:change-info>
          </text:insertion>
        </text:changed-region>
        <text:changed-region xml:id="ct211924760" text:id="ct211924760">
          <text:deletion>
            <office:change-info>
              <dc:creator>Marian Mc Donnell</dc:creator>
              <dc:date>2014-10-16T14:43:00</dc:date>
            </office:change-info>
            <text:p text:style-name="List_20_Paragraph"><text:span text:style-name="T1">3. </text:span></text:p>
          </text:deletion>
        </text:changed-region>
        <text:changed-region xml:id="ct211924864" text:id="ct211924864">
          <text:format-change>
            <office:change-info>
              <dc:creator>Marian Mc Donnell</dc:creator>
              <dc:date>2014-10-16T14:43:00</dc:date>
            </office:change-info>
          </text:format-change>
        </text:changed-region>
        <text:changed-region xml:id="ct211925072" text:id="ct211925072">
          <text:insertion>
            <office:change-info>
              <dc:creator>Marian Mc Donnell</dc:creator>
              <dc:date>2014-10-16T14:43:00</dc:date>
            </office:change-info>
          </text:insertion>
        </text:changed-region>
        <text:changed-region xml:id="ct211924968" text:id="ct211924968">
          <text:insertion>
            <office:change-info>
              <dc:creator>Marian Mc Donnell</dc:creator>
              <dc:date>2014-10-16T14:41:00</dc:date>
            </office:change-info>
          </text:insertion>
        </text:changed-region>
        <text:changed-region xml:id="ct184216160" text:id="ct184216160">
          <text:insertion>
            <office:change-info>
              <dc:creator>Aaron Power</dc:creator>
              <dc:date>2014-10-31T11:56:00</dc:date>
            </office:change-info>
          </text:insertion>
        </text:changed-region>
        <text:changed-region xml:id="ct184216264" text:id="ct184216264">
          <text:insertion>
            <office:change-info>
              <dc:creator>Aaron Power</dc:creator>
              <dc:date>2014-10-31T11:57:00</dc:date>
            </office:change-info>
          </text:insertion>
        </text:changed-region>
        <text:changed-region xml:id="ct184224272" text:id="ct184224272">
          <text:insertion>
            <office:change-info>
              <dc:creator>Aaron Power</dc:creator>
              <dc:date>2014-10-31T12:01:00</dc:date>
            </office:change-info>
          </text:insertion>
        </text:changed-region>
        <text:changed-region xml:id="ct184216784" text:id="ct184216784">
          <text:deletion>
            <office:change-info>
              <dc:creator>Aaron Power</dc:creator>
              <dc:date>2014-10-31T11:56:00</dc:date>
            </office:change-info>
            <text:p text:style-name="Standard"><text:span text:style-name="T2">Restful Api is</text:span></text:p>
          </text:deletion>
          <text:insertion>
            <office:change-info office:chg-author="Marian Mc Donnell" office:chg-date-time="2014-10-16T14:41:00"/>
          </text:insertion>
        </text:changed-region>
        <text:changed-region xml:id="ct211925176" text:id="ct211925176">
          <text:deletion>
            <office:change-info>
              <dc:creator>Aaron Power</dc:creator>
              <dc:date>2014-10-31T11:56:00</dc:date>
            </office:change-info>
            <text:p text:style-name="Standard"><text:span text:style-name="T2">……</text:span></text:p>
          </text:deletion>
          <text:insertion>
            <office:change-info office:chg-author="Marian Mc Donnell" office:chg-date-time="2014-10-16T14:42:00"/>
          </text:insertion>
        </text:changed-region>
        <text:changed-region xml:id="ct211925280" text:id="ct211925280">
          <text:insertion>
            <office:change-info>
              <dc:creator>Marian Mc Donnell</dc:creator>
              <dc:date>2014-10-16T14:41:00</dc:date>
            </office:change-info>
          </text:insertion>
        </text:changed-region>
        <text:changed-region xml:id="ct211925384" text:id="ct211925384">
          <text:insertion>
            <office:change-info>
              <dc:creator>Marian Mc Donnell</dc:creator>
              <dc:date>2014-10-16T14:42:00</dc:date>
            </office:change-info>
          </text:insertion>
        </text:changed-region>
        <text:changed-region xml:id="ct211925488" text:id="ct211925488">
          <text:insertion>
            <office:change-info>
              <dc:creator>Marian Mc Donnell</dc:creator>
              <dc:date>2014-10-16T14:42:00</dc:date>
            </office:change-info>
          </text:insertion>
        </text:changed-region>
        <text:changed-region xml:id="ct211925592" text:id="ct211925592">
          <text:deletion>
            <office:change-info>
              <dc:creator>Marian Mc Donnell</dc:creator>
              <dc:date>2014-10-16T14:42:00</dc:date>
            </office:change-info>
            <text:p text:style-name="Standard"><text:span text:style-name="T2">against </text:span></text:p>
          </text:deletion>
        </text:changed-region>
        <text:changed-region xml:id="ct211925696" text:id="ct211925696">
          <text:insertion>
            <office:change-info>
              <dc:creator>Marian Mc Donnell</dc:creator>
              <dc:date>2014-10-16T14:42:00</dc:date>
            </office:change-info>
          </text:insertion>
        </text:changed-region>
        <text:changed-region xml:id="ct211925800" text:id="ct211925800">
          <text:deletion>
            <office:change-info>
              <dc:creator>Marian Mc Donnell</dc:creator>
              <dc:date>2014-10-16T14:42:00</dc:date>
            </office:change-info>
            <text:p text:style-name="Standard"><text:span text:style-name="T2">with </text:span></text:p>
          </text:deletion>
        </text:changed-region>
        <text:changed-region xml:id="ct211925904" text:id="ct211925904">
          <text:deletion>
            <office:change-info>
              <dc:creator>Aaron Power</dc:creator>
              <dc:date>2014-10-17T14:52:00</dc:date>
            </office:change-info>
            <text:p text:style-name="Standard"><text:span text:style-name="T2">NAT</text:span></text:p>
          </text:deletion>
        </text:changed-region>
        <text:changed-region xml:id="ct211926008" text:id="ct211926008">
          <text:deletion>
            <office:change-info>
              <dc:creator>Aaron Power</dc:creator>
              <dc:date>2014-10-17T14:52:00</dc:date>
            </office:change-info>
            <text:p text:style-name="Standard"><text:span text:style-name="T2">(</text:span></text:p>
          </text:deletion>
          <text:insertion>
            <office:change-info office:chg-author="Marian Mc Donnell" office:chg-date-time="2014-10-16T14:54:00"/>
          </text:insertion>
        </text:changed-region>
        <text:changed-region xml:id="ct211926112" text:id="ct211926112">
          <text:insertion>
            <office:change-info>
              <dc:creator>Aaron Power</dc:creator>
              <dc:date>2014-10-17T14:52:00</dc:date>
            </office:change-info>
          </text:insertion>
        </text:changed-region>
        <text:changed-region xml:id="ct211926216" text:id="ct211926216">
          <text:insertion>
            <office:change-info>
              <dc:creator>Marian Mc Donnell</dc:creator>
              <dc:date>2014-10-16T14:54:00</dc:date>
            </office:change-info>
          </text:insertion>
        </text:changed-region>
        <text:changed-region xml:id="ct211926320" text:id="ct211926320">
          <text:insertion>
            <office:change-info>
              <dc:creator>Aaron Power</dc:creator>
              <dc:date>2014-10-17T14:51:00</dc:date>
            </office:change-info>
          </text:insertion>
        </text:changed-region>
        <text:changed-region xml:id="ct211926424" text:id="ct211926424">
          <text:insertion>
            <office:change-info>
              <dc:creator>Aaron Power</dc:creator>
              <dc:date>2014-10-17T14:52:00</dc:date>
            </office:change-info>
          </text:insertion>
        </text:changed-region>
        <text:changed-region xml:id="ct211926528" text:id="ct211926528">
          <text:insertion>
            <office:change-info>
              <dc:creator>Aaron Power</dc:creator>
              <dc:date>2014-10-17T14:54:00</dc:date>
            </office:change-info>
          </text:insertion>
        </text:changed-region>
        <text:changed-region xml:id="ct211926632" text:id="ct211926632">
          <text:insertion>
            <office:change-info>
              <dc:creator>Aaron Power</dc:creator>
              <dc:date>2014-10-17T14:52:00</dc:date>
            </office:change-info>
          </text:insertion>
        </text:changed-region>
        <text:changed-region xml:id="ct211926736" text:id="ct211926736">
          <text:insertion>
            <office:change-info>
              <dc:creator>Aaron Power</dc:creator>
              <dc:date>2014-10-17T14:54:00</dc:date>
            </office:change-info>
          </text:insertion>
        </text:changed-region>
        <text:changed-region xml:id="ct211926840" text:id="ct211926840">
          <text:insertion>
            <office:change-info>
              <dc:creator>Aaron Power</dc:creator>
              <dc:date>2014-10-17T14:52:00</dc:date>
            </office:change-info>
          </text:insertion>
        </text:changed-region>
        <text:changed-region xml:id="ct211926944" text:id="ct211926944">
          <text:insertion>
            <office:change-info>
              <dc:creator>Aaron Power</dc:creator>
              <dc:date>2014-10-17T14:53:00</dc:date>
            </office:change-info>
          </text:insertion>
        </text:changed-region>
        <text:changed-region xml:id="ct211927048" text:id="ct211927048">
          <text:insertion>
            <office:change-info>
              <dc:creator>Aaron Power</dc:creator>
              <dc:date>2014-10-17T14:52:00</dc:date>
            </office:change-info>
          </text:insertion>
        </text:changed-region>
        <text:changed-region xml:id="ct211927152" text:id="ct211927152">
          <text:insertion>
            <office:change-info>
              <dc:creator>Aaron Power</dc:creator>
              <dc:date>2014-10-17T14:53:00</dc:date>
            </office:change-info>
          </text:insertion>
        </text:changed-region>
        <text:changed-region xml:id="ct211927256" text:id="ct211927256">
          <text:deletion>
            <office:change-info>
              <dc:creator>Aaron Power</dc:creator>
              <dc:date>2014-10-17T14:51:00</dc:date>
            </office:change-info>
            <text:p text:style-name="Standard"><text:span text:style-name="T2">…) </text:span></text:p>
          </text:deletion>
          <text:insertion>
            <office:change-info office:chg-author="Marian Mc Donnell" office:chg-date-time="2014-10-16T14:54:00"/>
          </text:insertion>
        </text:changed-region>
        <text:changed-region xml:id="ct211927360" text:id="ct211927360">
          <text:deletion>
            <office:change-info>
              <dc:creator>Aaron Power</dc:creator>
              <dc:date>2014-10-17T14:52:00</dc:date>
            </office:change-info>
            <text:p text:style-name="Standard"><text:span text:style-name="T2">Describe</text:span></text:p>
          </text:deletion>
          <text:insertion>
            <office:change-info office:chg-author="Marian Mc Donnell" office:chg-date-time="2014-10-16T14:57:00"/>
          </text:insertion>
        </text:changed-region>
        <text:changed-region xml:id="ct211927464" text:id="ct211927464">
          <text:deletion>
            <office:change-info>
              <dc:creator>Aaron Power</dc:creator>
              <dc:date>2014-10-17T14:52:00</dc:date>
            </office:change-info>
            <text:p text:style-name="Standard"><text:span text:style-name="T2">…</text:span></text:p>
          </text:deletion>
          <text:insertion>
            <office:change-info office:chg-author="Marian Mc Donnell" office:chg-date-time="2014-10-16T14:55:00"/>
          </text:insertion>
        </text:changed-region>
        <text:changed-region xml:id="ct211927568" text:id="ct211927568">
          <text:insertion>
            <office:change-info>
              <dc:creator>Marian Mc Donnell</dc:creator>
              <dc:date>2014-10-16T14:55:00</dc:date>
            </office:change-info>
          </text:insertion>
        </text:changed-region>
        <text:changed-region xml:id="ct211927672" text:id="ct211927672">
          <text:deletion>
            <office:change-info>
              <dc:creator>Marian Mc Donnell</dc:creator>
              <dc:date>2014-10-16T14:54:00</dc:date>
            </office:change-info>
            <text:p text:style-name="Standard"><text:span text:style-name="T2">.</text:span></text:p>
          </text:deletion>
        </text:changed-region>
        <text:changed-region xml:id="ct211927776" text:id="ct211927776">
          <text:deletion>
            <office:change-info>
              <dc:creator>Aaron Power</dc:creator>
              <dc:date>2014-10-17T14:54:00</dc:date>
            </office:change-info>
            <text:p text:style-name="Standard"><text:span text:style-name="T2"><text:s/>Most of these problems can be fixed with enough manual testing. </text:span></text:p>
          </text:deletion>
        </text:changed-region>
        <text:changed-region xml:id="ct211927880" text:id="ct211927880">
          <text:insertion>
            <office:change-info>
              <dc:creator>Marian Mc Donnell</dc:creator>
              <dc:date>2014-10-16T14:56:00</dc:date>
            </office:change-info>
          </text:insertion>
        </text:changed-region>
        <text:changed-region xml:id="ct211927984" text:id="ct211927984">
          <text:insertion>
            <office:change-info>
              <dc:creator>Marian Mc Donnell</dc:creator>
              <dc:date>2014-10-16T14:57:00</dc:date>
            </office:change-info>
          </text:insertion>
        </text:changed-region>
        <text:changed-region xml:id="ct211928088" text:id="ct211928088">
          <text:deletion>
            <office:change-info>
              <dc:creator>Marian Mc Donnell</dc:creator>
              <dc:date>2014-10-16T14:57:00</dc:date>
            </office:change-info>
            <text:p text:style-name="Standard"><text:span text:style-name="T2">risk</text:span></text:p>
          </text:deletion>
        </text:changed-region>
        <text:changed-region xml:id="ct211928192" text:id="ct211928192">
          <text:deletion>
            <office:change-info>
              <dc:creator>Marian Mc Donnell</dc:creator>
              <dc:date>2014-10-16T14:56:00</dc:date>
            </office:change-info>
            <text:p text:style-name="Standard"><text:span text:style-name="T2">s</text:span></text:p>
          </text:deletion>
        </text:changed-region>
        <text:changed-region xml:id="ct211928296" text:id="ct211928296">
          <text:insertion>
            <office:change-info>
              <dc:creator>Marian Mc Donnell</dc:creator>
              <dc:date>2014-10-16T14:57:00</dc:date>
            </office:change-info>
          </text:insertion>
        </text:changed-region>
        <text:changed-region xml:id="ct211928400" text:id="ct211928400">
          <text:insertion>
            <office:change-info>
              <dc:creator>Marian Mc Donnell</dc:creator>
              <dc:date>2014-10-16T14:56:00</dc:date>
            </office:change-info>
          </text:insertion>
        </text:changed-region>
        <text:changed-region xml:id="ct211928504" text:id="ct211928504">
          <text:deletion>
            <office:change-info>
              <dc:creator>Marian Mc Donnell</dc:creator>
              <dc:date>2014-10-16T14:56:00</dc:date>
            </office:change-info>
            <text:p text:style-name="Standard"><text:span text:style-name="T2"><text:s/>stem from</text:span></text:p>
          </text:deletion>
        </text:changed-region>
        <text:changed-region xml:id="ct211928712" text:id="ct211928712">
          <text:deletion>
            <office:change-info>
              <dc:creator>Marian Mc Donnell</dc:creator>
              <dc:date>2014-10-16T14:55:00</dc:date>
            </office:change-info>
            <text:p text:style-name="Standard"><text:span text:style-name="T2"><text:s/>is that</text:span></text:p>
          </text:deletion>
        </text:changed-region>
        <text:changed-region xml:id="ct211928608" text:id="ct211928608">
          <text:deletion>
            <office:change-info>
              <dc:creator>Marian Mc Donnell</dc:creator>
              <dc:date>2014-10-16T14:56:00</dc:date>
            </office:change-info>
            <text:p text:style-name="Standard"><text:span text:style-name="T2"><text:s/></text:span></text:p>
          </text:deletion>
        </text:changed-region>
        <text:changed-region xml:id="ct211928816" text:id="ct211928816">
          <text:insertion>
            <office:change-info>
              <dc:creator>Marian Mc Donnell</dc:creator>
              <dc:date>2014-10-16T14:56:00</dc:date>
            </office:change-info>
          </text:insertion>
        </text:changed-region>
        <text:changed-region xml:id="ct211928920" text:id="ct211928920">
          <text:deletion>
            <office:change-info>
              <dc:creator>Marian Mc Donnell</dc:creator>
              <dc:date>2014-10-16T14:56:00</dc:date>
            </office:change-info>
            <text:p text:style-name="Standard"><text:span text:style-name="T2"><text:s/>and thus</text:span></text:p>
          </text:deletion>
        </text:changed-region>
        <text:changed-region xml:id="ct211929024" text:id="ct211929024">
          <text:insertion>
            <office:change-info>
              <dc:creator>Marian Mc Donnell</dc:creator>
              <dc:date>2014-10-16T14:55:00</dc:date>
            </office:change-info>
          </text:insertion>
        </text:changed-region>
        <text:changed-region xml:id="ct211929128" text:id="ct211929128">
          <text:insertion>
            <office:change-info>
              <dc:creator>Marian Mc Donnell</dc:creator>
              <dc:date>2014-10-16T14:57:00</dc:date>
            </office:change-info>
          </text:insertion>
        </text:changed-region>
        <text:changed-region xml:id="ct211929232" text:id="ct211929232">
          <text:deletion>
            <office:change-info>
              <dc:creator>Marian Mc Donnell</dc:creator>
              <dc:date>2014-10-16T14:57:00</dc:date>
            </office:change-info>
            <text:p text:style-name="Standard"><text:span text:style-name="T2"><text:s/>and i</text:span></text:p>
          </text:deletion>
        </text:changed-region>
        <text:changed-region xml:id="ct211929336" text:id="ct211929336">
          <text:insertion>
            <office:change-info>
              <dc:creator>Marian Mc Donnell</dc:creator>
              <dc:date>2014-10-16T14:57:00</dc:date>
            </office:change-info>
          </text:insertion>
        </text:changed-region>
        <text:changed-region xml:id="ct211929440" text:id="ct211929440">
          <text:insertion>
            <office:change-info>
              <dc:creator>Marian Mc Donnell</dc:creator>
              <dc:date>2014-10-16T14:57:00</dc:date>
            </office:change-info>
          </text:insertion>
        </text:changed-region>
        <text:changed-region xml:id="ct211929544" text:id="ct211929544">
          <text:insertion>
            <office:change-info>
              <dc:creator>Marian Mc Donnell</dc:creator>
              <dc:date>2014-10-16T14:58:00</dc:date>
            </office:change-info>
          </text:insertion>
        </text:changed-region>
        <text:changed-region xml:id="ct211929648" text:id="ct211929648">
          <text:insertion>
            <office:change-info>
              <dc:creator>Marian Mc Donnell</dc:creator>
              <dc:date>2014-10-16T14:57:00</dc:date>
            </office:change-info>
          </text:insertion>
        </text:changed-region>
        <text:changed-region xml:id="ct211929752" text:id="ct211929752">
          <text:deletion>
            <office:change-info>
              <dc:creator>Marian Mc Donnell</dc:creator>
              <dc:date>2014-10-16T14:57:00</dc:date>
            </office:change-info>
            <text:p text:style-name="Standard"><text:span text:style-name="T2"><text:s/>us</text:span></text:p>
          </text:deletion>
        </text:changed-region>
        <text:changed-region xml:id="ct211929856" text:id="ct211929856">
          <text:insertion>
            <office:change-info>
              <dc:creator>Marian Mc Donnell</dc:creator>
              <dc:date>2014-10-16T14:57:00</dc:date>
            </office:change-info>
          </text:insertion>
        </text:changed-region>
        <text:changed-region xml:id="ct211929960" text:id="ct211929960">
          <text:insertion>
            <office:change-info>
              <dc:creator>Marian Mc Donnell</dc:creator>
              <dc:date>2014-10-16T14:57:00</dc:date>
            </office:change-info>
          </text:insertion>
        </text:changed-region>
        <text:changed-region xml:id="ct211930064" text:id="ct211930064">
          <text:insertion>
            <office:change-info>
              <dc:creator>Marian Mc Donnell</dc:creator>
              <dc:date>2014-10-16T14:58:00</dc:date>
            </office:change-info>
          </text:insertion>
        </text:changed-region>
        <text:changed-region xml:id="ct211930168" text:id="ct211930168">
          <text:deletion>
            <office:change-info>
              <dc:creator>Marian Mc Donnell</dc:creator>
              <dc:date>2014-10-16T15:00:00</dc:date>
            </office:change-info>
            <text:p text:style-name="Standard"><text:span text:style-name="T2">other</text:span></text:p>
          </text:deletion>
        </text:changed-region>
        <text:changed-region xml:id="ct211930272" text:id="ct211930272">
          <text:deletion>
            <office:change-info>
              <dc:creator>Marian Mc Donnell</dc:creator>
              <dc:date>2014-10-16T14:59:00</dc:date>
            </office:change-info>
            <text:p text:style-name="Standard"><text:span text:style-name="T2"><text:s/>and j</text:span></text:p>
          </text:deletion>
        </text:changed-region>
        <text:changed-region xml:id="ct211930376" text:id="ct211930376">
          <text:deletion>
            <office:change-info>
              <dc:creator>Marian Mc Donnell</dc:creator>
              <dc:date>2014-10-16T15:00:00</dc:date>
            </office:change-info>
            <text:p text:style-name="Standard"><text:span text:style-name="T2">ust</text:span></text:p>
          </text:deletion>
        </text:changed-region>
        <text:changed-region xml:id="ct211930480" text:id="ct211930480">
          <text:insertion>
            <office:change-info>
              <dc:creator>Marian Mc Donnell</dc:creator>
              <dc:date>2014-10-16T15:00:00</dc:date>
            </office:change-info>
          </text:insertion>
        </text:changed-region>
        <text:changed-region xml:id="ct211930584" text:id="ct211930584">
          <text:insertion>
            <office:change-info>
              <dc:creator>Marian Mc Donnell</dc:creator>
              <dc:date>2014-10-16T14:59:00</dc:date>
            </office:change-info>
          </text:insertion>
        </text:changed-region>
        <text:changed-region xml:id="ct211930688" text:id="ct211930688">
          <text:deletion>
            <office:change-info>
              <dc:creator>Marian Mc Donnell</dc:creator>
              <dc:date>2014-10-16T14:59:00</dc:date>
            </office:change-info>
            <text:p text:style-name="Standard"><text:span text:style-name="T2">sending over </text:span></text:p>
          </text:deletion>
        </text:changed-region>
        <text:changed-region xml:id="ct211930792" text:id="ct211930792">
          <text:deletion>
            <office:change-info>
              <dc:creator>Marian Mc Donnell</dc:creator>
              <dc:date>2014-10-16T14:59:00</dc:date>
            </office:change-info>
            <text:p text:style-name="Standard"><text:span text:style-name="T2">a</text:span></text:p>
          </text:deletion>
        </text:changed-region>
        <text:changed-region xml:id="ct211930896" text:id="ct211930896">
          <text:deletion>
            <office:change-info>
              <dc:creator>Marian Mc Donnell</dc:creator>
              <dc:date>2014-10-16T15:00:00</dc:date>
            </office:change-info>
            <text:p text:style-name="Standard"><text:span text:style-name="T2">For t</text:span></text:p>
          </text:deletion>
        </text:changed-region>
        <text:changed-region xml:id="ct211931000" text:id="ct211931000">
          <text:insertion>
            <office:change-info>
              <dc:creator>Marian Mc Donnell</dc:creator>
              <dc:date>2014-10-16T15:00:00</dc:date>
            </office:change-info>
          </text:insertion>
        </text:changed-region>
        <text:changed-region xml:id="ct211931104" text:id="ct211931104">
          <text:insertion>
            <office:change-info>
              <dc:creator>Marian Mc Donnell</dc:creator>
              <dc:date>2014-10-16T15:01:00</dc:date>
            </office:change-info>
          </text:insertion>
        </text:changed-region>
        <text:changed-region xml:id="ct211931208" text:id="ct211931208">
          <text:insertion>
            <office:change-info>
              <dc:creator>Marian Mc Donnell</dc:creator>
              <dc:date>2014-10-16T15:02:00</dc:date>
            </office:change-info>
          </text:insertion>
        </text:changed-region>
        <text:changed-region xml:id="ct211931312" text:id="ct211931312">
          <text:deletion>
            <office:change-info>
              <dc:creator>Marian Mc Donnell</dc:creator>
              <dc:date>2014-10-16T15:01:00</dc:date>
            </office:change-info>
            <text:p text:style-name="Standard"><text:span text:style-name="T2"><text:s/>For t</text:span></text:p>
          </text:deletion>
        </text:changed-region>
        <text:changed-region xml:id="ct211931416" text:id="ct211931416">
          <text:insertion>
            <office:change-info>
              <dc:creator>Marian Mc Donnell</dc:creator>
              <dc:date>2014-10-16T15:01:00</dc:date>
            </office:change-info>
          </text:insertion>
        </text:changed-region>
        <text:changed-region xml:id="ct211931520" text:id="ct211931520">
          <text:insertion>
            <office:change-info>
              <dc:creator>Marian Mc Donnell</dc:creator>
              <dc:date>2014-10-16T15:01:00</dc:date>
            </office:change-info>
          </text:insertion>
        </text:changed-region>
        <text:changed-region xml:id="ct211931624" text:id="ct211931624">
          <text:deletion>
            <office:change-info>
              <dc:creator>Marian Mc Donnell</dc:creator>
              <dc:date>2014-10-16T15:01:00</dc:date>
            </office:change-info>
            <text:p text:style-name="Standard"><text:span text:style-name="T2">be using </text:span></text:p>
          </text:deletion>
        </text:changed-region>
        <text:changed-region xml:id="ct211931728" text:id="ct211931728">
          <text:deletion>
            <office:change-info>
              <dc:creator>Marian Mc Donnell</dc:creator>
              <dc:date>2014-10-16T15:01:00</dc:date>
            </office:change-info>
            <text:p text:style-name="Standard"><text:span text:style-name="T2">Although s</text:span></text:p>
          </text:deletion>
        </text:changed-region>
        <text:changed-region xml:id="ct211931832" text:id="ct211931832">
          <text:insertion>
            <office:change-info>
              <dc:creator>Marian Mc Donnell</dc:creator>
              <dc:date>2014-10-16T15:01:00</dc:date>
            </office:change-info>
          </text:insertion>
        </text:changed-region>
        <text:changed-region xml:id="ct211931936" text:id="ct211931936">
          <text:insertion>
            <office:change-info>
              <dc:creator>Marian Mc Donnell</dc:creator>
              <dc:date>2014-10-16T15:02:00</dc:date>
            </office:change-info>
          </text:insertion>
        </text:changed-region>
        <text:changed-region xml:id="ct211932040" text:id="ct211932040">
          <text:insertion>
            <office:change-info>
              <dc:creator>Marian Mc Donnell</dc:creator>
              <dc:date>2014-10-16T15:01:00</dc:date>
            </office:change-info>
          </text:insertion>
        </text:changed-region>
        <text:changed-region xml:id="ct211932144" text:id="ct211932144">
          <text:deletion>
            <office:change-info>
              <dc:creator>Marian Mc Donnell</dc:creator>
              <dc:date>2014-10-16T15:01:00</dc:date>
            </office:change-info>
            <text:p text:style-name="Standard"><text:span text:style-name="T2"><text:s/>the standard we expect</text:span></text:p>
          </text:deletion>
        </text:changed-region>
        <text:changed-region xml:id="ct211932248" text:id="ct211932248">
          <text:insertion>
            <office:change-info>
              <dc:creator>Aaron Power</dc:creator>
              <dc:date>2014-10-17T14:57:00</dc:date>
            </office:change-info>
          </text:insertion>
        </text:changed-region>
        <text:changed-region xml:id="ct211932456" text:id="ct211932456">
          <text:deletion>
            <office:change-info>
              <dc:creator>Aaron Power</dc:creator>
              <dc:date>2014-10-17T14:56:00</dc:date>
            </office:change-info>
            <text:p text:style-name="Standard"><text:span text:style-name="T2"/></text:p>
            <text:p text:style-name="P2"/>
            <text:p text:style-name="Standard"><text:span text:style-name="T2"/></text:p>
          </text:deletion>
        </text:changed-region>
        <text:changed-region xml:id="ct211932352" text:id="ct211932352">
          <text:deletion>
            <office:change-info>
              <dc:creator>Aaron Power</dc:creator>
              <dc:date>2014-10-17T14:56:00</dc:date>
            </office:change-info>
            <text:p text:style-name="Standard"><text:span text:style-name="T2">User tests</text:span></text:p>
          </text:deletion>
          <text:insertion>
            <office:change-info office:chg-author="Marian Mc Donnell" office:chg-date-time="2014-10-16T15:02:00"/>
          </text:insertion>
        </text:changed-region>
        <text:changed-region xml:id="ct211932560" text:id="ct211932560">
          <text:deletion>
            <office:change-info>
              <dc:creator>Aaron Power</dc:creator>
              <dc:date>2014-10-31T11:29:00</dc:date>
            </office:change-info>
            <text:p text:style-name="P3"/>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1. Introduction</text:span></text:p>
      <text:p text:style-name="P4"><text:span text:style-name="T1"><text:tab/>The idea for this project is to create a web app that allows users to video/audio call each other over the internet. The app will run using only JavaScript, which will handle both the client side and the server side.</text:span></text:p>
      <text:p text:style-name="P4"><text:span text:style-name="T1"><text:s/>The improvement to an app like this over other competitors such as Skype is that no other programmes are needed to be installed to call another user.</text:span><text:change-start text:change-id="ct207546936"/><text:span text:style-name="T1"> </text:span><text:change-end text:change-id="ct207546936"/><text:span text:style-name="T1">As long as the user’s internet browser uses JavaScript, then the app can be used. There are a number of benefits to using an app that runs purely on JavaScript:</text:span></text:p>
      <text:list xml:id="list7395405437014682261" text:style-name="WWNum1">
        <text:list-item>
          <text:p text:style-name="P11"><text:span text:style-name="T1">No other application needs to be installed, saving memory.</text:span><text:change-start text:change-id="ct207547248"/></text:p>
        </text:list-item>
        <text:list-item>
          <text:p text:style-name="P11"><text:span text:style-name="T1">Update advantage</text:span></text:p>
        </text:list-item>
      </text:list>
      <text:p text:style-name="P12"><text:span text:style-name="T1">More on issues on Updating and </text:span><text:change-end text:change-id="ct207547248"/><text:span text:style-name="T1">Memory issues with Skype</text:span></text:p>
      <text:list xml:id="list32200439" text:continue-numbering="true" text:style-name="WWNum1">
        <text:list-item>
          <text:p text:style-name="P11"><text:change text:change-id="ct207547352"/><text:change-start text:change-id="ct207547456"/><text:span text:style-name="T1">Any user </text:span><text:change-end text:change-id="ct207547456"/><text:change text:change-id="ct207547560"/><text:change-start text:change-id="ct207547664"/><text:span text:style-name="T1">without administrator rights can call<text:tab/><text:tab/></text:span><text:change-end text:change-id="ct207547664"/><text:span text:style-name="T1"> <text:s text:c="4"/>another user as</text:span><text:change-start text:change-id="ct207548080"/><text:span text:style-name="T1"> no programme needs to be installed.</text:span><text:change-end text:change-id="ct207548080"/><text:change-start text:change-id="ct207548184"/></text:p>
        </text:list-item>
      </text:list>
      <text:p text:style-name="P12"><text:span text:style-name="T1">Another sentence to expand…</text:span><text:change-end text:change-id="ct207548184"/></text:p>
      <text:p text:style-name="P3"/>
      <text:p text:style-name="P4"><text:span text:style-name="T1">2. Requirements Analysis</text:span><text:change-start text:change-id="ct207547976"/></text:p>
      <text:p text:style-name="Standard"><text:change-end text:change-id="ct207547976"/><text:change-start text:change-id="ct207547872"/><text:span text:style-name="T5">User requirements</text:span><text:change-end text:change-id="ct207547872"/><text:change-start text:change-id="ct207547768"/></text:p>
      <text:p text:style-name="P2"/>
      <text:p text:style-name="Standard"><text:span text:style-name="T2">Use ca</text:span><text:change-end text:change-id="ct207547768"/><text:change-start text:change-id="ct207548288"/><text:span text:style-name="T2">s</text:span><text:change-end text:change-id="ct207548288"/><text:change-start text:change-id="ct206851104"/><text:span text:style-name="T2">e</text:span><text:change-end text:change-id="ct206851104"/><text:change-start text:change-id="ct206047576"/></text:p>
      <text:p text:style-name="P2"/>
      <text:p text:style-name="Standard"><text:span text:style-name="T5">Functional Requirements</text:span><text:change-end text:change-id="ct206047576"/><text:change-start text:change-id="ct211923096"/><text:span text:style-name="T2">…what the system will do</text:span></text:p>
      <text:p text:style-name="P2"/>
      <text:p text:style-name="Standard"><text:span text:style-name="T5">Technical requirements</text:span></text:p>
      <text:p text:style-name="Standard"><text:change-end text:change-id="ct211923096"/><text:change-start text:change-id="ct211923200"/><text:span text:style-name="T2">Proficiency in the following technolog</text:span><text:change-end text:change-id="ct211923200"/><text:change-start text:change-id="ct211923304"/><text:span text:style-name="T2">ies</text:span><text:change-end text:change-id="ct211923304"/><text:change-start text:change-id="ct211923408"/><text:span text:style-name="T2"> </text:span><text:change-end text:change-id="ct211923408"/><text:change-start text:change-id="ct211923512"/><text:span text:style-name="T2">will be </text:span><text:change-end text:change-id="ct211923512"/><text:change-start text:change-id="ct211923616"/><text:span text:style-name="T2">required:</text:span><text:change-end text:change-id="ct211923616"/><text:change-start text:change-id="ct211923720"/></text:p>
      <text:p text:style-name="Standard"><text:span text:style-name="T2">Socket <text:s/>etc</text:span><text:change-end text:change-id="ct211923720"/><text:change-start text:change-id="ct211923824"/></text:p>
      <text:p text:style-name="Standard"><text:soft-page-break/><text:span text:style-name="T2">_ paragraphs on each</text:span></text:p>
      <text:p text:style-name="P2"/>
      <text:p text:style-name="P2"/>
      <text:p text:style-name="P2"><text:change-end text:change-id="ct211923824"/><text:change-start text:change-id="ct211923928"/></text:p>
      <text:p text:style-name="Standard"><text:change-end text:change-id="ct211923928"/><text:change-start text:change-id="ct211924032"/><text:span text:style-name="T2">Tools and Extensions </text:span><text:change-end text:change-id="ct211924032"/><text:change-start text:change-id="ct211924136"/><text:span text:style-name="T2">_ paragraphs on each</text:span><text:change-end text:change-id="ct211924136"/><text:change-start text:change-id="ct211924240"/></text:p>
      <text:p text:style-name="Standard"><text:span text:style-name="T2">Describe Gulp and Saas</text:span><text:change-end text:change-id="ct211924240"/><text:change-start text:change-id="ct211924344"/></text:p>
      <text:p text:style-name="Standard"><text:span text:style-name="T2">Git</text:span><text:change-end text:change-id="ct211924344"/><text:change-start text:change-id="ct211924448"/></text:p>
      <text:p text:style-name="Standard"><text:span text:style-name="T2">Jasmine</text:span></text:p>
      <text:p text:style-name="Standard"><text:span text:style-name="T2">Node.js</text:span><text:change-end text:change-id="ct211924448"/><text:change-start text:change-id="ct211924552"/></text:p>
      <text:p text:style-name="P2"><text:change-end text:change-id="ct211924552"/><text:change-start text:change-id="ct211924656"/></text:p>
      <text:p text:style-name="P2"/>
      <text:p text:style-name="P6"/>
      <text:p text:style-name="P6"><text:change-end text:change-id="ct211924656"/></text:p>
      <text:list xml:id="list32198208" text:continue-numbering="true" text:style-name="WWNum1">
        <text:list-item>
          <text:p text:style-name="P9"><text:change text:change-id="ct211924760"/><text:change-start text:change-id="ct211924864"/><text:span text:style-name="T1">System Model<text:tab/></text:span><text:change-end text:change-id="ct211924864"/><text:change-start text:change-id="ct211925072"/></text:p>
        </text:list-item>
      </text:list>
      <text:p text:style-name="Standard"><text:span text:style-name="T7">Overall architectural diagram</text:span><text:change-end text:change-id="ct211925072"/></text:p>
      <text:p text:style-name="Standard"><text:span text:style-name="T2">The system is divided between 3 components. The Database (MongoDB), the Server (Node.JS, Socket.IO), the Client (Angular.JS). The client would take in the user's input (The data stream taken from the user's microphone, the user's login information), and then pass that information through a RESTful API, or over WebSockets. </text:span><text:change-start text:change-id="ct211924968"/></text:p>
      <text:p text:style-name="Standard"><text:change-end text:change-id="ct211924968"/><text:change-start text:change-id="ct184216160"/><text:span text:style-name="T2">REST (</text:span><text:bookmark text:name="firstHeading"/><text:change-end text:change-id="ct184216160"/><text:change-start text:change-id="ct184216264"/><text:span text:style-name="T6">Representational state transfer) is set of standards that set how concepts such as HTTP and URI's are used. A RESTful API is applying these standards to your own application for ease with the transfer of data between your client and your server.</text:span></text:p>
      <text:p text:style-name="Standard"><text:change-end text:change-id="ct184216264"/><text:change-start text:change-id="ct184224272"/><text:span text:style-name="T2"><text:s/></text:span><text:change-end text:change-id="ct184224272"/><text:change text:change-id="ct184216784"/><text:change text:change-id="ct211925176"/><text:change-start text:change-id="ct211925280"/></text:p>
      <text:p text:style-name="Standard"><text:change-end text:change-id="ct211925280"/><text:soft-page-break/><text:span text:style-name="T2">This data is then processed and if relevant</text:span><text:change-start text:change-id="ct211925384"/><text:span text:style-name="T2">,</text:span><text:change-end text:change-id="ct211925384"/><text:span text:style-name="T2"> it will either pass information to another client as requested or the data is logged into or checked </text:span><text:change-start text:change-id="ct211925488"/><text:span text:style-name="T2">with </text:span><text:change-end text:change-id="ct211925488"/><text:change text:change-id="ct211925592"/><text:span text:style-name="T2">validation </text:span><text:change-start text:change-id="ct211925696"/><text:span text:style-name="T2">against </text:span><text:change-end text:change-id="ct211925696"/><text:change text:change-id="ct211925800"/><text:span text:style-name="T2">the data in the database.</text:span></text:p>
      <text:p text:style-name="P2"/>
      <text:p text:style-name="Standard"><text:span text:style-name="T2">4. Feasibility</text:span></text:p>
      <text:p text:style-name="Standard"><text:span text:style-name="T2">There are many problems with implementing a live web audio system. Most of the problems occur with </text:span><text:change text:change-id="ct211925904"/><text:change text:change-id="ct211926008"/><text:change-start text:change-id="ct211926112"/><text:span text:style-name="T2">NAT (</text:span><text:change-end text:change-id="ct211926112"/><text:change-start text:change-id="ct211926216"/><text:span text:style-name="T2">Network Address </text:span><text:change-end text:change-id="ct211926216"/><text:change-start text:change-id="ct211926320"/><text:span text:style-name="T2">Translation). </text:span><text:change-end text:change-id="ct211926320"/><text:change-start text:change-id="ct211926424"/><text:span text:style-name="T2">The foremost use case is proxies. </text:span><text:change-end text:change-id="ct211926424"/><text:change-start text:change-id="ct211926528"/><text:span text:style-name="T2">The a</text:span><text:change-end text:change-id="ct211926528"/><text:change-start text:change-id="ct211926632"/><text:span text:style-name="T2">dditional</text:span><text:change-end text:change-id="ct211926632"/><text:change-start text:change-id="ct211926736"/><text:span text:style-name="T2"> work that would be</text:span><text:change-end text:change-id="ct211926736"/><text:change-start text:change-id="ct211926840"/><text:span text:style-name="T2"> </text:span><text:change-end text:change-id="ct211926840"/><text:change-start text:change-id="ct211926944"/><text:span text:style-name="T2">required for </text:span><text:change-end text:change-id="ct211926944"/><text:change-start text:change-id="ct211927048"/><text:span text:style-name="T2">this use case</text:span><text:change-end text:change-id="ct211927048"/><text:change-start text:change-id="ct211927152"/><text:span text:style-name="T2"> may be out of the scope of this project.</text:span><text:change-end text:change-id="ct211927152"/><text:change text:change-id="ct211927256"/><text:change text:change-id="ct211927360"/><text:change text:change-id="ct211927464"/><text:change-start text:change-id="ct211927568"/></text:p>
      <text:p text:style-name="Standard"><text:change-end text:change-id="ct211927568"/><text:change text:change-id="ct211927672"/><text:change text:change-id="ct211927776"/><text:span text:style-name="T2">The</text:span><text:change-start text:change-id="ct211927880"/><text:span text:style-name="T2"> </text:span><text:change-end text:change-id="ct211927880"/><text:change-start text:change-id="ct211927984"/><text:span text:style-name="T2">main</text:span><text:change-end text:change-id="ct211927984"/><text:span text:style-name="T2"> project management </text:span><text:change text:change-id="ct211928088"/><text:change text:change-id="ct211928192"/><text:change-start text:change-id="ct211928296"/><text:span text:style-name="T2">risk</text:span><text:change-end text:change-id="ct211928296"/><text:change-start text:change-id="ct211928400"/><text:span text:style-name="T2"> that </text:span><text:change-end text:change-id="ct211928400"/><text:change text:change-id="ct211928504"/><text:change text:change-id="ct211928712"/><text:change text:change-id="ct211928608"/><text:span text:style-name="T2">only two people are developing this project</text:span><text:change-start text:change-id="ct211928816"/><text:span text:style-name="T2">. They </text:span><text:change-end text:change-id="ct211928816"/><text:change text:change-id="ct211928920"/><text:change-start text:change-id="ct211929024"/><text:span text:style-name="T2"><text:s/>will be</text:span><text:change-end text:change-id="ct211929024"/><text:span text:style-name="T2"> very dependent on one another to make sure the sides of the project work in tandem with each other</text:span><text:change-start text:change-id="ct211929128"/><text:span text:style-name="T2">. </text:span><text:change-end text:change-id="ct211929128"/><text:change text:change-id="ct211929232"/><text:change-start text:change-id="ct211929336"/><text:span text:style-name="T2">I</text:span><text:change-end text:change-id="ct211929336"/><text:span text:style-name="T2">f one of</text:span><text:change-start text:change-id="ct211929440"/><text:span text:style-name="T2"> the </text:span><text:change-end text:change-id="ct211929440"/><text:change-start text:change-id="ct211929544"/><text:span text:style-name="T2">project</text:span><text:change-end text:change-id="ct211929544"/><text:change-start text:change-id="ct211929648"/><text:span text:style-name="T2"> team</text:span><text:change-end text:change-id="ct211929648"/><text:change text:change-id="ct211929752"/><text:span text:style-name="T2"> is not able to finish the work in time</text:span><text:change-start text:change-id="ct211929856"/><text:span text:style-name="T2">,</text:span><text:change-end text:change-id="ct211929856"/><text:span text:style-name="T2"> it would hinder the entire project. This will solved by additional meetings to the supervisor meeting to make sure that the project stays on track. </text:span><text:change-start text:change-id="ct211929960"/></text:p>
      <text:p text:style-name="Standard"><text:change-end text:change-id="ct211929960"/><text:span text:style-name="T2">The project will also be using GitHub to ensure that the code being run is </text:span><text:change-start text:change-id="ct211930064"/><text:span text:style-name="T2">the </text:span><text:change-end text:change-id="ct211930064"/><text:span text:style-name="T2">latest code developed. This solves the problem of the project developers being both located quite a distance from each </text:span><text:change text:change-id="ct211930168"/><text:change text:change-id="ct211930272"/><text:change text:change-id="ct211930376"/><text:change-start text:change-id="ct211930480"/><text:span text:style-name="T2">other. Just</text:span><text:change-end text:change-id="ct211930480"/><text:span text:style-name="T2"> manually </text:span><text:change-start text:change-id="ct211930584"/><text:span text:style-name="T2">exchanging </text:span><text:change-end text:change-id="ct211930584"/><text:change text:change-id="ct211930688"/><text:span text:style-name="T2">files every change over </text:span><text:change text:change-id="ct211930792"/><text:span text:style-name="T2"><text:s/>emails and such would be tedious.</text:span></text:p>
      <text:p text:style-name="P2"/>
      <text:p text:style-name="Standard"><text:span text:style-name="T2">5. Tests</text:span></text:p>
      <text:p text:style-name="Standard"><text:span text:style-name="T2">Most of the tests will be unit tests. </text:span><text:change text:change-id="ct211930896"/><text:change-start text:change-id="ct211931000"/><text:span text:style-name="T2">T</text:span><text:change-end text:change-id="ct211931000"/><text:span text:style-name="T2">he server side will be using jasmine</text:span><text:change-start text:change-id="ct211931104"/><text:span text:style-name="T2"> node</text:span><text:change-end text:change-id="ct211931104"/><text:span text:style-name="T2">.</text:span><text:change-start text:change-id="ct211931208"/><text:span text:style-name="T2"> </text:span><text:change-end text:change-id="ct211931208"/><text:change text:change-id="ct211931312"/><text:change-start text:change-id="ct211931416"/><text:span text:style-name="T2">T</text:span><text:change-end text:change-id="ct211931416"/><text:span text:style-name="T2">he client side will </text:span><text:change-start text:change-id="ct211931520"/><text:span text:style-name="T2">using </text:span><text:change-end text:change-id="ct211931520"/><text:change text:change-id="ct211931624"/><text:span text:style-name="T2">Protractor.JS. <text:s/></text:span><text:change text:change-id="ct211931728"/><text:change-start text:change-id="ct211931832"/><text:span text:style-name="T2">S</text:span><text:change-end text:change-id="ct211931832"/><text:span text:style-name="T2">ome tests will have to be done manually as it is not possible to unit test how audio sounds or whether it is to</text:span><text:change-start text:change-id="ct211931936"/><text:span text:style-name="T2"> </text:span><text:change-end text:change-id="ct211931936"/><text:change-start text:change-id="ct211932040"/><text:span text:style-name="T2">up to standard</text:span><text:change-end text:change-id="ct211932040"/><text:change text:change-id="ct211932144"/><text:span text:style-name="T2">. Unit testing can only detect whethe</text:span><text:bookmark text:name="_GoBack"/><text:span text:style-name="T2">r the client has received the data.</text:span><text:change-start text:change-id="ct211932248"/><text:span text:style-name="T2"> Usability testing would also be required in order to ensure the user is using the system as expected.</text:span><text:change-end text:change-id="ct211932248"/><text:change text:change-id="ct211932456"/><text:change text:change-id="ct211932352"/></text:p>
      <text:p text:style-name="P4"><text:change text:change-id="ct21193256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ga" fo:country="I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ga" fo:country="IE"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1"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Balloon_20_Text_20_Char" style:display-name="Balloon Text Char" style:family="text" style:parent-style-name="Default_20_Paragraph_20_Font">
      <style:text-properties style:font-name="Tahoma" fo:font-size="8pt" fo:language="en" fo:country="GB"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MM Project Year 3<text:tab/><text:tab/>DL131/DL143</text:p>
        <text:p text:style-name="Header">Requirements Document<text:tab/><text:tab/>Jonathan Browne &amp; Aaron Pow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aron Power</meta:initial-creator>
    <dc:creator>Aaron Power</dc:creator>
    <meta:editing-cycles>5</meta:editing-cycles>
    <meta:creation-date>2014-10-16T13:37:00</meta:creation-date>
    <dc:date>2014-10-31T12:04:29.70</dc:date>
    <meta:editing-duration>PT37S</meta:editing-duration>
    <meta:generator>OpenOffice/4.1.0$Win32 OpenOffice.org_project/410m18$Build-9764</meta:generator>
    <meta:document-statistic meta:table-count="0" meta:image-count="0" meta:object-count="0" meta:page-count="4" meta:paragraph-count="68" meta:word-count="645" meta:character-count="36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